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1FB0E445AF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20pt"/>
    </style:style>
  </office:automatic-styles>
  <office:body>
    <office:presentation>
      <draw:page draw:name="page1" draw:style-name="dp1" draw:master-page-name="Standard">
        <office:forms form:automatic-focus="false" form:apply-design-mode="false"/>
        <draw:frame draw:style-name="gr1" draw:text-style-name="P1" draw:layer="layout" svg:width="17.575cm" svg:height="13.418cm" svg:x="0.001cm" svg:y="0.001cm">
          <draw:image xlink:href="Pictures/1000000000000298000001FB0E445AFF.png" xlink:type="simple" xlink:show="embed" xlink:actuate="onLoad">
            <text:p/>
          </draw:image>
        </draw:frame>
        <draw:path draw:style-name="gr2" draw:text-style-name="P1" draw:layer="layout" svg:width="6.462cm" svg:height="2.02cm" draw:transform="skewX (-0.000349065850398766) rotate (0.734085483388676) translate (2.53600564971751cm 10.6681176470588cm)" svg:viewBox="0 0 6463 2021" svg:d="m0 19239c478 21 963 44 1424 167 465 125 919 143 1387 299 372 123 732 249 1107 335 397 91 776 225 1153 376 335 135 651 307 960 496l272 203 160 145">
          <text:p/>
        </draw:path>
        <draw:polyline draw:style-name="gr2" draw:text-style-name="P1" draw:layer="layout" svg:width="0.706cm" svg:height="0.43cm" svg:x="8.042cm" svg:y="7.438cm" svg:viewBox="0 0 707 431" draw:points="0,0 369,246 677,400 707,431">
          <text:p/>
        </draw:polyline>
        <draw:polyline draw:style-name="gr2" draw:text-style-name="P1" draw:layer="layout" svg:width="0.307cm" svg:height="0.337cm" svg:x="8.351cm" svg:y="7.869cm" svg:viewBox="0 0 308 338" draw:points="0,338 308,0 308,0">
          <text:p/>
        </draw:polyline>
        <draw:path draw:style-name="gr2" draw:text-style-name="P1" draw:layer="layout" svg:width="5.014cm" svg:height="0.75cm" svg:x="9.52cm" svg:y="7.837cm" svg:viewBox="0 0 5015 751" svg:d="m0 0c368 277 800 489 1262 554 369 52 734 164 1107 185 368 21 739 24 1108-62 375-87 762-127 1138-215h339 61">
          <text:p/>
        </draw:path>
        <draw:polyline draw:style-name="gr2" draw:text-style-name="P1" draw:layer="layout" svg:width="0.667cm" svg:height="0.044cm" draw:transform="skewX (0.00401425727958627) rotate (-0.783827367071692) translate (14.0420056497175cm 7.8071249463289cm)" svg:viewBox="0 0 668 45" draw:points="0,-8769 332,-8744 668,-8724">
          <text:p/>
        </draw:polyline>
        <draw:polyline draw:style-name="gr2" draw:text-style-name="P1" draw:layer="layout" svg:width="0.539cm" svg:height="0.051cm" draw:transform="skewX (-0.00488692190558325) rotate (0.908269342737678) translate (14.0828192001003cm 8.70392958458713cm)" svg:viewBox="0 0 540 52" draw:points="0,32935 375,32915 540,32966">
          <text:p/>
        </draw:polyline>
        <draw:polyline draw:style-name="gr2" draw:text-style-name="P1" draw:layer="layout" svg:width="2.86cm" svg:height="5.444cm" svg:x="2.228cm" svg:y="4.792cm" svg:viewBox="0 0 2861 5445" draw:points="0,5445 2861,0 2861,30">
          <text:p/>
        </draw:polyline>
        <draw:polyline draw:style-name="gr2" draw:text-style-name="P1" draw:layer="layout" svg:width="4.306cm" svg:height="4.737cm" svg:x="2.536cm" svg:y="5.653cm" svg:viewBox="0 0 4307 4738" draw:points="0,4738 4215,123 4307,0">
          <text:p/>
        </draw:polyline>
        <draw:polyline draw:style-name="gr2" draw:text-style-name="P1" draw:layer="layout" svg:width="4.829cm" svg:height="0.275cm" svg:x="2.814cm" svg:y="10.575cm" svg:viewBox="0 0 4830 276" draw:points="0,276 676,123 4707,0 4830,61">
          <text:p/>
        </draw:polyline>
        <draw:polyline draw:style-name="gr2" draw:text-style-name="P1" draw:layer="layout" svg:width="0.707cm" svg:height="0.614cm" svg:x="4.536cm" svg:y="4.668cm" svg:viewBox="0 0 708 615" draw:points="0,615 585,92 708,0">
          <text:p/>
        </draw:polyline>
        <draw:polyline draw:style-name="gr2" draw:text-style-name="P1" draw:layer="layout" svg:width="0.06cm" svg:height="0.83cm" svg:x="5.152cm" svg:y="4.637cm" svg:viewBox="0 0 61 831" draw:points="0,831 61,369 0,61 0,0">
          <text:p/>
        </draw:polyline>
        <draw:polyline draw:style-name="gr2" draw:text-style-name="P1" draw:layer="layout" svg:width="0.663cm" svg:height="0.395cm" svg:x="6.104cm" svg:y="5.718cm" svg:viewBox="0 0 664 396" draw:points="0,396 523,57 664,0">
          <text:p/>
        </draw:polyline>
        <draw:polyline draw:style-name="gr2" draw:text-style-name="P1" draw:layer="layout" svg:width="0.184cm" svg:height="0.737cm" svg:x="6.627cm" svg:y="5.714cm" svg:viewBox="0 0 185 738" draw:points="0,738 154,123 185,0">
          <text:p/>
        </draw:polyline>
        <draw:polyline draw:style-name="gr2" draw:text-style-name="P1" draw:layer="layout" svg:width="0.639cm" svg:height="0.238cm" draw:transform="rotate (-0.983318500574606) translate (7.28887780975602cm 10.1046573083711cm)" svg:viewBox="0 0 640 239" draw:points="0,-694 521,-864 640,-932">
          <text:p/>
        </draw:polyline>
        <draw:polyline draw:style-name="gr2" draw:text-style-name="P1" draw:layer="layout" svg:width="0.517cm" svg:height="0.23cm" svg:x="7.058cm" svg:y="10.621cm" svg:viewBox="0 0 518 231" draw:points="0,231 295,112 518,0">
          <text:p/>
        </draw:polyline>
        <presentation:notes draw:style-name="dp2">
          <draw:page-thumbnail draw:style-name="gr3" draw:layer="layout" svg:width="14.848cm" svg:height="11.136cm" svg:x="3.075cm" svg:y="2.257cm" draw:page-number="1" presentation:class="page"/>
          <draw:frame presentation:style-name="pr1" draw:text-style-name="P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7.6cm" fo:page-height="13.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89cm" svg:x="1cm" svg:y="2.827cm" draw:page-number="1"/>
      <draw:page-thumbnail draw:layer="backgroundobjects" svg:width="8.999cm" svg:height="6.89cm" svg:x="1cm" svg:y="11.403cm"/>
      <draw:page-thumbnail draw:layer="backgroundobjects" svg:width="8.999cm" svg:height="6.89cm" svg:x="1cm" svg:y="19.979cm"/>
      <draw:page-thumbnail draw:layer="backgroundobjects" svg:width="8.999cm" svg:height="6.89cm" svg:x="11cm" svg:y="2.827cm"/>
      <draw:page-thumbnail draw:layer="backgroundobjects" svg:width="8.999cm" svg:height="6.89cm" svg:x="11cm" svg:y="11.403cm"/>
      <draw:page-thumbnail draw:layer="backgroundobjects" svg:width="8.999cm" svg:height="6.89cm" svg:x="11cm" svg:y="19.979cm"/>
    </style:handout-master>
    <style:master-page style:name="Standard" style:page-layout-name="PM1" draw:style-name="Mdp1">
      <draw:frame presentation:style-name="Standard-title" draw:layer="backgroundobjects" svg:width="25.199cm" svg:height="3.506cm" svg:x="1.398cm" svg:y="0.836cm" presentation:class="title" presentation:placeholder="true">
        <draw:text-box/>
      </draw:frame>
      <draw:frame presentation:style-name="Standard-outline1" draw:layer="backgroundobjects" svg:width="25.199cm" svg:height="13.859cm" svg:x="1.398cm" svg:y="4.912cm" presentation:class="outline" presentation:placeholder="true">
        <draw:text-box/>
      </draw:frame>
      <draw:frame presentation:style-name="Mpr1" draw:text-style-name="MP1" draw:layer="backgroundobjects" svg:width="6.523cm" svg:height="1.449cm" svg:x="1.398cm" svg:y="19.129cm" presentation:class="date-time">
        <draw:text-box>
          <text:p text:style-name="MP1"><text:span text:style-name="MT1"><presentation:date-time/></text:span></text:p>
        </draw:text-box>
      </draw:frame>
      <draw:frame presentation:style-name="Mpr1" draw:text-style-name="MP3" draw:layer="backgroundobjects" svg:width="8.875cm" svg:height="1.449cm" svg:x="9.574cm" svg:y="19.129cm" presentation:class="footer">
        <draw:text-box>
          <text:p text:style-name="MP3"><text:span text:style-name="MT1"><presentation:footer/></text:span></text:p>
        </draw:text-box>
      </draw:frame>
      <draw:frame presentation:style-name="Mpr1" draw:text-style-name="MP2" draw:layer="backgroundobjects" svg:width="6.523cm" svg:height="1.449cm" svg:x="20.074cm" svg:y="19.129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23T14:29:48.71</meta:creation-date>
    <meta:editing-duration>PT00H10M45S</meta:editing-duration>
    <meta:editing-cycles>4</meta:editing-cycles>
    <dc:date>2011-01-23T15:17:09.86</dc:date>
    <meta:generator>OpenOffice.org/3.2$Win32 OpenOffice.org_project/320m18$Build-9502</meta:generator>
    <meta:document-statistic meta:object-count="39"/>
  </office:meta>
</office:document-meta>
</file>